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569cm" fo:min-width="2.834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46cm" fo:min-width="1.303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553cm" fo:min-width="8.415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046cm" fo:min-width="4.486cm" fo:padding-top="0.176cm" fo:padding-bottom="0.176cm" fo:padding-left="0.301cm" fo:padding-right="0.301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36cm" svg:height="1.921cm" svg:x="1.002cm" svg:y="11.015cm">
          <text:p text:style-name="P1">anansi/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905cm" svg:height="1.398cm" svg:x="6.707cm" svg:y="3.368cm">
          <text:p text:style-name="P1">bin/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9.017cm" svg:height="1.905cm" svg:x="6.679cm" svg:y="5.388cm">
          <text:p text:style-name="P1">cmake_macros_and_functions/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9.017cm" svg:height="1.905cm" svg:x="6.679cm" svg:y="7.788cm">
          <text:p text:style-name="P1">configurations/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9.017cm" svg:height="1.905cm" svg:x="6.679cm" svg:y="10.087cm">
          <text:p text:style-name="P1">documentation/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9.017cm" svg:height="1.905cm" svg:x="6.679cm" svg:y="12.588cm">
          <text:p text:style-name="P1">.git/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9.017cm" svg:height="1.905cm" svg:x="6.679cm" svg:y="14.887cm">
          <text:p text:style-name="P1">.gitmodules/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9.017cm" svg:height="1.905cm" svg:x="6.679cm" svg:y="17.287cm">
          <text:p text:style-name="P1">source/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9.017cm" svg:height="1.905cm" svg:x="6.679cm" svg:y="19.788cm">
          <text:p text:style-name="P1">templates/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.438cm" svg:y1="11.975cm" svg:x2="6.707cm" svg:y2="4.067cm" draw:start-shape="id1" draw:start-glue-point="1" draw:end-shape="id2" draw:end-glue-point="3" svg:d="M4438 11975h1134v-7908h1135" svg:viewBox="0 0 2270 7909">
          <text:p/>
        </draw:connector>
        <draw:connector draw:style-name="gr5" draw:text-style-name="P3" draw:layer="layout" svg:x1="4.438cm" svg:y1="11.975cm" svg:x2="6.679cm" svg:y2="6.34cm" draw:start-shape="id1" draw:start-glue-point="1" draw:end-shape="id3" draw:end-glue-point="3" svg:d="M4438 11975h1120v-5635h1121" svg:viewBox="0 0 2242 5636">
          <text:p/>
        </draw:connector>
        <draw:connector draw:style-name="gr5" draw:text-style-name="P3" draw:layer="layout" draw:line-skew="-0.261cm" svg:x1="5.538cm" svg:y1="11.97cm" svg:x2="6.679cm" svg:y2="8.74cm" draw:end-shape="id4" draw:end-glue-point="3" svg:d="M5538 11970h34v-3230h1107" svg:viewBox="0 0 1142 3231">
          <text:p/>
        </draw:connector>
        <draw:connector draw:style-name="gr5" draw:text-style-name="P3" draw:layer="layout" draw:line-skew="-0.261cm" svg:x1="5.538cm" svg:y1="11.97cm" svg:x2="6.679cm" svg:y2="11.039cm" draw:end-shape="id5" draw:end-glue-point="3" svg:d="M5538 11970h34v-931h1107" svg:viewBox="0 0 1142 932">
          <text:p/>
        </draw:connector>
        <draw:connector draw:style-name="gr5" draw:text-style-name="P3" draw:layer="layout" draw:line-skew="-0.261cm" svg:x1="5.538cm" svg:y1="11.97cm" svg:x2="6.679cm" svg:y2="13.54cm" draw:end-shape="id6" draw:end-glue-point="3" svg:d="M5538 11970h34v1570h1107" svg:viewBox="0 0 1142 1571">
          <text:p/>
        </draw:connector>
        <draw:connector draw:style-name="gr5" draw:text-style-name="P3" draw:layer="layout" draw:line-skew="-0.261cm" svg:x1="5.538cm" svg:y1="11.97cm" svg:x2="6.679cm" svg:y2="15.839cm" draw:end-shape="id7" draw:end-glue-point="3" svg:d="M5538 11970h34v3869h1107" svg:viewBox="0 0 1142 3870">
          <text:p/>
        </draw:connector>
        <draw:connector draw:style-name="gr5" draw:text-style-name="P3" draw:layer="layout" svg:x1="4.438cm" svg:y1="11.975cm" svg:x2="6.679cm" svg:y2="18.239cm" draw:start-shape="id1" draw:start-glue-point="1" draw:end-shape="id8" draw:end-glue-point="3" svg:d="M4438 11975h1120v6264h1121" svg:viewBox="0 0 2242 6265">
          <text:p/>
        </draw:connector>
        <draw:connector draw:style-name="gr5" draw:text-style-name="P3" draw:layer="layout" svg:x1="4.438cm" svg:y1="11.975cm" svg:x2="6.679cm" svg:y2="20.74cm" draw:start-shape="id1" draw:start-glue-point="1" draw:end-shape="id9" draw:end-glue-point="3" svg:d="M4438 11975h1120v8765h1121" svg:viewBox="0 0 2242 8766">
          <text:p/>
        </draw:connector>
        <draw:custom-shape draw:style-name="gr6" draw:text-style-name="P2" xml:id="id10" draw:id="id10" draw:layer="layout" svg:width="5.088cm" svg:height="1.398cm" svg:x="6.707cm" svg:y="1.468cm">
          <text:p text:style-name="P1">CMakeLists.txt/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438cm" svg:y1="11.975cm" svg:x2="6.707cm" svg:y2="2.167cm" draw:start-shape="id1" draw:start-glue-point="1" draw:end-shape="id10" draw:end-glue-point="3" svg:d="M4438 11975h1135v-9808h1134" svg:viewBox="0 0 2270 98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9:58:59.021454796</meta:creation-date>
    <dc:date>2022-04-25T11:31:23.983110353</dc:date>
    <meta:editing-duration>PT16M56S</meta:editing-duration>
    <meta:editing-cycles>5</meta:editing-cycles>
    <meta:generator>LibreOffice/6.4.7.2$Linux_X86_64 LibreOffice_project/40$Build-2</meta:generator>
    <meta:document-statistic meta:object-count="19"/>
  </office:meta>
</office:document-meta>
</file>